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84d1" draw:textarea-vertical-align="middle"/>
    </style:style>
    <style:style style:name="gr2" style:family="graphic" style:parent-style-name="standard">
      <style:graphic-properties draw:fill="solid" draw:fill-color="#ffd320" draw:textarea-vertical-align="middle"/>
    </style:style>
    <style:style style:name="gr3" style:family="graphic" style:parent-style-name="standard">
      <style:graphic-properties draw:fill="solid" draw:fill-color="#aecf00" draw:textarea-vertical-align="middl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314004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color="#ffffff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style:style style:name="T3" style:family="text">
      <style:text-properties fo:font-family="Courier" style:font-family-generic="modern" style:font-pitch="fixed" fo:font-size="12pt" style:font-size-asian="12pt" style:font-size-complex="12pt"/>
    </style:style>
    <style:style style:name="T4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3.937cm" svg:height="2.416cm" svg:x="1.254cm" svg:y="5.061cm">
          <text:p text:style-name="P1"><text:span text:style-name="T1">WebApp</text:span></text:p>
          <text:p text:style-name="P1"><text:span text:style-name="T2"/></text:p>
          <text:p text:style-name="P1"><text:span text:style-name="T3">/Import.html</text:span></text:p>
        </draw:rect>
        <draw:rect draw:style-name="gr1" draw:text-style-name="P3" xml:id="id4" draw:id="id4" draw:layer="layout" svg:width="6.604cm" svg:height="2.413cm" svg:x="12.303cm" svg:y="5.064cm">
          <text:p text:style-name="P3"><text:span text:style-name="T1">Route Method</text:span></text:p>
          <text:p text:style-name="P3"><text:span text:style-name="T1"/></text:p>
          <text:p text:style-name="P3"><text:span text:style-name="T3">/api/train-service/route</text:span></text:p>
        </draw:rect>
        <draw:rect draw:style-name="gr2" draw:text-style-name="P3" draw:layer="layout" svg:width="4.318cm" svg:height="2.794cm" svg:x="7.223cm" svg:y="8.366cm">
          <text:p text:style-name="P3"><text:span text:style-name="T1">Train Map</text:span></text:p>
          <text:p text:style-name="P3"><text:span text:style-name="T1"/></text:p>
          <text:p text:style-name="P3"><text:span text:style-name="T3">lines.csv</text:span></text:p>
          <text:p text:style-name="P3"><text:span text:style-name="T3">routes.csv</text:span></text:p>
          <text:p text:style-name="P3"><text:span text:style-name="T3">stations.csv</text:span></text:p>
        </draw:rect>
        <draw:rect draw:style-name="gr3" draw:text-style-name="P3" draw:layer="layout" svg:width="3.302cm" svg:height="1.651cm" svg:x="12.684cm" svg:y="8.747cm">
          <text:p text:style-name="P3"><text:span text:style-name="T1">MapLoader</text:span></text:p>
        </draw:rect>
        <draw:rect draw:style-name="gr3" draw:text-style-name="P3" draw:layer="layout" svg:width="3.302cm" svg:height="1.652cm" svg:x="16.367cm" svg:y="8.747cm">
          <text:p text:style-name="P3"><text:span text:style-name="T1">MapRouter</text:span></text:p>
        </draw:rect>
        <draw:custom-shape draw:style-name="gr4" draw:text-style-name="P1" draw:layer="layout" svg:width="0.762cm" svg:height="0.889cm" svg:x="9.001cm" svg:y="7.477cm">
          <text:p/>
          <draw:enhanced-geometry svg:viewBox="0 0 21600 21600" draw:text-areas="?f0 0 ?f2 ?f5" draw:type="down-arrow" draw:modifiers="10484.4943820225 6256.3564875491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.143cm" svg:height="0.762cm" svg:x="11.541cm" svg:y="9.255cm">
          <text:p/>
          <draw:enhanced-geometry svg:viewBox="0 0 21600 21600" draw:text-areas="0 ?f0 ?f5 ?f2" draw:type="right-arrow" draw:modifiers="14276.3948497854 5746.788990825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0.762cm" svg:height="1.271cm" svg:x="14.081cm" svg:y="7.476cm">
          <text:p/>
          <draw:enhanced-geometry svg:viewBox="0 0 21600 21600" draw:text-areas="?f0 0 ?f2 ?f5" draw:type="down-arrow" draw:modifiers="15905.1647811117 6964.0891218872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xml:id="id1" draw:id="id1" draw:layer="layout" svg:width="6.345cm" svg:height="1.652cm" svg:x="6.085cm" svg:y="1.38cm">
          <text:p text:style-name="P3"><text:span text:style-name="T4">Web Request</text:span></text:p>
          <draw:enhanced-geometry svg:viewBox="0 0 21600 21600" draw:path-stretchpoint-x="10800" draw:path-stretchpoint-y="10800" draw:text-areas="?f3 ?f4 ?f5 ?f6" draw:type="round-rectangle" draw:modifiers="7047.45762711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3" xml:id="id3" draw:id="id3" draw:layer="layout" svg:width="5.329cm" svg:height="2.414cm" svg:x="6.339cm" svg:y="5.064cm">
          <text:p text:style-name="P3"><text:span text:style-name="T1">FileUpload Method</text:span></text:p>
          <text:p text:style-name="P3"><text:span text:style-name="T1"/></text:p>
          <text:p text:style-name="P3"><text:span text:style-name="T3">/api/files/upload</text:span></text:p>
        </draw:rect>
        <draw:custom-shape draw:style-name="gr4" draw:text-style-name="P1" draw:layer="layout" svg:width="1.143cm" svg:height="0.762cm" svg:x="5.191cm" svg:y="5.826cm">
          <text:p/>
          <draw:enhanced-geometry svg:viewBox="0 0 21600 21600" draw:text-areas="0 ?f0 ?f5 ?f2" draw:type="right-arrow" draw:modifiers="14276.3948497854 5746.788990825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text-style-name="P1" draw:layer="layout" draw:type="line" svg:x1="9.257cm" svg:y1="3.032cm" svg:x2="3.222cm" svg:y2="5.061cm" draw:start-shape="id1" draw:start-glue-point="2" draw:end-shape="id2" draw:end-glue-point="0" svg:d="m9257 3032-6035 2029">
          <text:p/>
        </draw:connector>
        <draw:connector draw:style-name="gr6" draw:text-style-name="P1" draw:layer="layout" draw:type="line" svg:x1="9.257cm" svg:y1="3.032cm" svg:x2="9.003cm" svg:y2="5.064cm" draw:start-shape="id1" draw:start-glue-point="2" draw:end-shape="id3" draw:end-glue-point="0" svg:d="m9257 3032-254 2032">
          <text:p/>
        </draw:connector>
        <draw:connector draw:style-name="gr6" draw:text-style-name="P1" draw:layer="layout" draw:type="line" svg:x1="9.257cm" svg:y1="3.032cm" svg:x2="15.605cm" svg:y2="5.064cm" draw:start-shape="id1" draw:start-glue-point="2" draw:end-shape="id4" draw:end-glue-point="0" svg:d="m9257 3032 6348 2032">
          <text:p/>
        </draw:connector>
        <draw:custom-shape draw:style-name="gr4" draw:text-style-name="P1" draw:layer="layout" svg:width="0.762cm" svg:height="1.271cm" svg:x="17.51cm" svg:y="7.476cm">
          <text:p/>
          <draw:enhanced-geometry svg:viewBox="0 0 21600 21600" draw:text-areas="?f0 0 ?f2 ?f5" draw:type="down-arrow" draw:modifiers="15905.1647811117 6964.0891218872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844cm" fo:page-height="13.4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Momenso</meta:initial-creator>
    <meta:creation-date>2014-04-18T15:53:08</meta:creation-date>
    <dc:date>2014-04-18T18:14:26</dc:date>
    <dc:creator>David Momenso</dc:creator>
    <meta:editing-duration>PT24M1S</meta:editing-duration>
    <meta:editing-cycles>4</meta:editing-cycles>
    <meta:generator>OpenOffice/4.0.1$Unix OpenOffice.org_project/401m5$Build-9714</meta:generator>
    <meta:document-statistic meta:object-count="15"/>
  </office:meta>
</office:document-meta>
</file>